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10000000000000200000002000309F1C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left" draw:textarea-vertical-align="top" draw:auto-grow-height="false" fo:min-height="0cm" fo:min-width="0cm"/>
    </style:style>
    <style:style style:name="gr2" style:family="graphic" style:parent-style-name="standard">
      <style:graphic-properties draw:fill="gradient" draw:fill-gradient-name="Gray-dient_20_1" draw:textarea-horizontal-align="left" draw:textarea-vertical-align="middle" draw:auto-grow-height="false"/>
    </style:style>
    <style:style style:name="gr3" style:family="graphic" style:parent-style-name="standard">
      <style:graphic-properties draw:fill="gradient" draw:fill-gradient-name="Gray-dient_20_1" draw:textarea-horizontal-align="left" draw:textarea-vertical-align="middle" draw:auto-grow-height="false" fo:min-height="0cm" fo:min-width="0cm"/>
    </style:style>
    <style:style style:name="gr4" style:family="graphic" style:parent-style-name="standard">
      <style:graphic-properties draw:marker-end="Arrow" draw:marker-end-width="0.152cm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8pt" style:font-size-asian="8pt" style:font-size-complex="8pt"/>
    </style:style>
    <style:style style:name="P3" style:family="paragraph">
      <style:paragraph-properties fo:text-align="center"/>
      <style:text-properties fo:font-size="12pt"/>
    </style:style>
    <style:style style:name="P4" style:family="paragraph">
      <style:paragraph-properties fo:text-align="start"/>
    </style:style>
    <style:style style:name="P5" style:family="paragraph">
      <style:paragraph-properties fo:text-align="center"/>
      <style:text-properties fo:font-size="12pt" style:font-size-asian="18pt" style:font-size-complex="18pt"/>
    </style:style>
    <style:style style:name="P6" style:family="paragraph">
      <style:paragraph-properties fo:text-align="start"/>
      <style:text-properties fo:font-size="12pt" style:font-size-asian="18pt" style:font-size-complex="18pt"/>
    </style:style>
    <style:style style:name="P7" style:family="paragraph">
      <style:paragraph-properties fo:text-align="end"/>
    </style:style>
    <style:style style:name="P8" style:family="paragraph">
      <style:paragraph-properties fo:text-align="end"/>
      <style:text-properties fo:font-size="12pt" style:font-size-asian="18pt" style:font-size-complex="18pt"/>
    </style:style>
    <style:style style:name="P9" style:family="paragraph">
      <style:text-properties fo:font-size="11pt" style:font-size-asian="11pt" style:font-size-complex="11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12pt" style:font-size-asian="18pt" style:font-size-complex="18pt"/>
    </style:style>
    <style:style style:name="T3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8.414cm" svg:height="3.556cm" svg:x="0.989cm" svg:y="1.927cm">
          <text:p text:style-name="P1"><text:span text:style-name="T1">Sparqlify Platfor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4" draw:id="id4" draw:layer="layout" svg:width="3.683cm" svg:height="1.27cm" svg:x="1.656cm" svg:y="0.45cm">
          <draw:glue-point draw:id="9" svg:x="3.001cm" svg:y="5cm"/>
          <draw:glue-point draw:id="10" svg:x="1.801cm" svg:y="5cm"/>
          <text:p text:style-name="P1"><text:span text:style-name="T2">PanLex Database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" draw:text-style-name="P5" xml:id="id2" draw:id="id2" draw:layer="layout" svg:width="3.175cm" svg:height="0.889cm" svg:x="5.942cm" svg:y="2.943cm">
          <text:p text:style-name="P1"><text:span text:style-name="T3">Linked Data</text:span></text:p>
          <text:p text:style-name="P4"><text:span text:style-name="T1"><text:s text:c="5"/></text:span><text:span text:style-name="T1">via Pubb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6" xml:id="id3" draw:id="id3" draw:layer="layout" svg:width="3.175cm" svg:height="0.762cm" svg:x="5.942cm" svg:y="4.086cm">
          <text:p text:style-name="P4"><text:span text:style-name="T1">Sparql Web-Interface</text:span></text:p>
          <text:p text:style-name="P4"><text:span text:style-name="T1"><text:s text:c="4"/></text:span><text:span text:style-name="T1">via Snorq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.318cm" svg:height="2.413cm" svg:x="1.37cm" svg:y="2.689cm">
          <text:p text:style-name="P1"><text:span text:style-name="T1">Sparqlify Ser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5" draw:id="id5" draw:layer="layout" svg:width="3.76cm" svg:height="0.508cm" svg:x="1.674cm" svg:y="3.324cm">
          <draw:glue-point draw:id="4" svg:x="2.635cm" svg:y="-5cm"/>
          <draw:glue-point draw:id="5" svg:x="1.622cm" svg:y="-5cm"/>
          <text:p text:style-name="P1"><text:span text:style-name="T1">Sparqlify Co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xml:id="id1" draw:id="id1" draw:layer="layout" svg:width="3.76cm" svg:height="0.75cm" svg:x="1.674cm" svg:y="4.098cm">
          <draw:glue-point draw:id="4" svg:x="4.324cm" svg:y="5cm"/>
          <text:p text:style-name="P1"><text:span text:style-name="T2">Sparql Endpoi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draw:type="line" svg:x1="5.434cm" svg:y1="4.473cm" svg:x2="5.942cm" svg:y2="3.387cm" draw:start-shape="id1" draw:start-glue-point="1" draw:end-shape="id2" draw:end-glue-point="3" svg:d="m5434 4473 508-1086">
          <text:p/>
        </draw:connector>
        <draw:connector draw:style-name="gr4" draw:text-style-name="P1" draw:layer="layout" draw:type="line" svg:x1="5.434cm" svg:y1="4.473cm" svg:x2="5.942cm" svg:y2="4.467cm" draw:start-shape="id1" draw:start-glue-point="1" draw:end-shape="id3" draw:end-glue-point="3" svg:d="m5434 4473 508-6">
          <text:p/>
        </draw:connector>
        <draw:connector draw:style-name="gr4" draw:text-style-name="P1" draw:layer="layout" draw:type="line" svg:x1="4.16cm" svg:y1="1.72cm" svg:x2="4.163cm" svg:y2="3.324cm" draw:start-shape="id4" draw:start-glue-point="10" draw:end-shape="id5" draw:end-glue-point="5" svg:d="m4160 1720 3 1604">
          <text:p/>
        </draw:connector>
        <draw:custom-shape draw:style-name="gr3" draw:text-style-name="P8" xml:id="id6" draw:id="id6" draw:layer="layout" svg:width="3.175cm" svg:height="0.762cm" svg:x="6.239cm" svg:y="0.97cm">
          <text:p text:style-name="P7"><text:span text:style-name="T1">RDF View Definitions</text:span></text:p>
          <text:p text:style-name="P1"><text:span text:style-name="T1">in Sparqlify-M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draw:type="line" svg:x1="6.239cm" svg:y1="1.351cm" svg:x2="4.544cm" svg:y2="3.324cm" draw:start-shape="id6" draw:start-glue-point="3" draw:end-shape="id5" draw:end-glue-point="4" svg:d="m6239 1351-1695 1973">
          <text:p/>
        </draw:connector>
        <draw:connector draw:style-name="gr4" draw:text-style-name="P1" draw:layer="layout" draw:type="line" svg:x1="3.554cm" svg:y1="4.848cm" svg:x2="3.551cm" svg:y2="5.882cm" draw:start-shape="id1" draw:start-glue-point="2" svg:d="m3554 4848-3 1034">
          <text:p/>
        </draw:connector>
        <draw:frame draw:style-name="gr5" draw:text-style-name="P9" draw:layer="layout" svg:width="3.338cm" svg:height="0.683cm" svg:x="1.939cm" svg:y="5.77cm">
          <draw:text-box>
            <text:p text:style-name="P9">Data consumers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y-dient_20_1" draw:display-name="Gray-dient 1" draw:style="linear" draw:start-color="#999999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152cm" draw:marker-end-center="false" draw:fill="solid" draw:fill-color="#99cc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0.41cm" fo:page-height="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Claus Stadler</meta:initial-creator>
    <meta:creation-date>2012-09-19T14:36:08</meta:creation-date>
    <dc:date>2012-12-17T14:19:55</dc:date>
    <dc:creator>Claus Stadler</dc:creator>
    <meta:editing-duration>PT3H33M50S</meta:editing-duration>
    <meta:editing-cycles>38</meta:editing-cycles>
    <meta:generator>LibreOffice/3.5$Linux_X86_64 LibreOffice_project/350m1$Build-2</meta:generator>
    <meta:document-statistic meta:object-count="14"/>
  </office:meta>
</office:document-meta>
</file>